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.1665in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Text_20_body" style:list-style-name="L3">
      <style:paragraph-properties fo:margin-top="0in" fo:margin-bottom="0.1665in" fo:orphans="2" fo:widows="2"/>
      <style:text-properties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81693190242013192" text:style-name="L1">
        <text:list-item>
          <text:p text:style-name="P2">Overview:<text:span text:style-name="T1"> Website that allows web based shopping and delivery from farmers markets. This web-app will streamline the process of setting up a local distribution business at a farmer's market, consolidating shopping and logistical support and allowing for a franchised opperation with limited technical overhead.</text:span></text:p>
        </text:list-item>
      </text:list>
      <text:p text:style-name="P1"><text:span text:style-name="T1"/></text:p>
      <text:p text:style-name="P1"><text:span text:style-name="T1"><text:tab/>Farmer's markets are unusually inconvienient and inefficient markets. They operate with <text:tab/>limited hours, are exposed to the elements, and utilize space that wasn't designed specifically <text:tab/>to accomidate them. Despite their inconvieniences and unpredictabilities they are <text:tab/>increasingly popular, 8900 farmer's markets exist in the U.S. alone, facilitating $14 billion <text:tab/>dollars in sales.</text:span></text:p>
      <text:p text:style-name="P1"><text:span text:style-name="T1"/></text:p>
      <text:p text:style-name="P1"><text:span text:style-name="T1"><text:tab/>The system will serve it's three stakeholders in an efficient manner. Franchisees will create a <text:tab/>parrallel market using form based imput of vendors and their inventory. Customers will be <text:tab/>able to create an account, find their local market, purchase from vendors, and checkout their <text:tab/>cart. The web-app will aggregate weekly sales and provide vendor orders, packing lists, <text:tab/>and delivery routes.</text:span></text:p>
      <text:p text:style-name="P1"><text:span text:style-name="T1"><text:tab/></text:span></text:p>
      <text:list xml:id="list32356075" text:continue-numbering="true" text:style-name="L1">
        <text:list-item>
          <text:p text:style-name="P2">Features:</text:p>
          <text:list>
            <text:list-header>
              <text:p text:style-name="P3">Franchisee Login, and form based manipulation of database.</text:p>
              <text:p text:style-name="P3">User signup, login and address based searching of markets.</text:p>
              <text:p text:style-name="P3">Shopping Cart.</text:p>
              <text:p text:style-name="P3">Aggregation of orders to produce vendor order lists.</text:p>
              <text:p text:style-name="P3">Grouping of orders by route and route handling</text:p>
            </text:list-header>
          </text:list>
        </text:list-item>
        <text:list-item>
          <text:p text:style-name="P2">Technologies:</text:p>
        </text:list-item>
      </text:list>
      <text:list xml:id="list6725876117758661252" text:style-name="L3">
        <text:list-item>
          <text:p text:style-name="P4"><text:span text:style-name="T3">Java</text:span></text:p>
        </text:list-item>
        <text:list-item>
          <text:p text:style-name="P5">Spring Boot</text:p>
        </text:list-item>
        <text:list-item>
          <text:p text:style-name="P5">MySQL</text:p>
        </text:list-item>
        <text:list-item>
          <text:p text:style-name="P5">Thymeleaf templates</text:p>
        </text:list-item>
        <text:list-item>
          <text:p text:style-name="P6"><text:span text:style-name="T2">Bootstrap</text:span></text:p>
        </text:list-item>
      </text:list>
      <text:list xml:id="list32370531" text:continue-list="list32356075" text:style-name="L1">
        <text:list-item>
          <text:p text:style-name="P2">What I'll have to learn:</text:p>
          <text:p text:style-name="P3">Mapping API integration, Database manipulation, Template based render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M27S</meta:editing-duration>
    <meta:editing-cycles>3</meta:editing-cycles>
    <meta:generator>OpenOffice/4.1.5$Win32 OpenOffice.org_project/415m1$Build-9789</meta:generator>
    <dc:date>2018-07-24T12:16:23.12</dc:date>
    <meta:document-statistic meta:table-count="0" meta:image-count="0" meta:object-count="0" meta:page-count="1" meta:paragraph-count="18" meta:word-count="220" meta:character-count="1493"/>
    <dc:creator>Joshua Krigelman</dc:creator>
    <meta:user-defined meta:name="Info 1"/>
    <meta:user-defined meta:name="Info 2"/>
    <meta:user-defined meta:name="Info 3"/>
    <meta:user-defined meta:name="Info 4"/>
  </office:meta>
</office:document-meta>
</file>